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 <text:span text:style-name="T2">Laser</text:span> es una <text:a xlink:type="simple" xlink:href="https://es.wikipedia.org/wiki/Clase_internacional" text:style-name="Internet_20_link" text:visited-style-name="Visited_20_Internet_20_Link">clase internacional</text:a> de <text:a xlink:type="simple" xlink:href="https://es.wikipedia.org/wiki/Embarcación_a_vela" text:style-name="Internet_20_link" text:visited-style-name="Visited_20_Internet_20_Link">embarcación a vela</text:a> diseñada por el canadiense <text:a xlink:type="simple" xlink:href="https://es.wikipedia.org/w/index.php?title=Bruce_Kirby&amp;action=edit&amp;redlink=1" text:style-name="Internet_20_link" text:visited-style-name="Visited_20_Internet_20_Link">Bruce Kirby</text:a> en 1969, y su ente rector es la <text:a xlink:type="simple" xlink:href="https://es.wikipedia.org/w/index.php?title=International_Laser_Class_Association&amp;action=edit&amp;redlink=1" text:style-name="Internet_20_link" text:visited-style-name="Visited_20_Internet_20_Link">International Laser Class Association</text:a> (ILCA).</text:p>
      <text:p text:style-name="P2"/>
      <text:h text:style-name="P1" text:outline-level="2"><text:bookmark text:name="Historia"/>Historia</text:h>
      <text:p text:style-name="Text_20_body"><text:span text:style-name="T3">La clase Laser nació de una conversación, que tuvo lugar en 1969, entre Bruce Kirby y el diseñador industrial Ian Bruce sobre la conveniencia de diseñar una embarcación de </text:span><text:a xlink:type="simple" xlink:href="https://es.wikipedia.org/wiki/Vela_ligera" text:style-name="Internet_20_link" text:visited-style-name="Visited_20_Internet_20_Link"><text:span text:style-name="T3">vela ligera</text:span></text:a><text:span text:style-name="T3"> que se pudiese transportar en el techo del coche, a diferencia de otras clases, como la clase </text:span><text:a xlink:type="simple" xlink:href="https://es.wikipedia.org/wiki/Snipe" text:style-name="Internet_20_link" text:visited-style-name="Visited_20_Internet_20_Link"><text:span text:style-name="T3">Snipe</text:span></text:a><text:span text:style-name="T3">, que se diseñaron para ser transportadas en un remolque. La embarcación, para un único tripulante, de peso ligero, simple y competitiva, se presentó al público en el Salón Náutico de </text:span><text:a xlink:type="simple" xlink:href="https://es.wikipedia.org/wiki/Nueva_York" text:style-name="Internet_20_link" text:visited-style-name="Visited_20_Internet_20_Link"><text:span text:style-name="T3">Nueva York</text:span></text:a><text:span text:style-name="T3"> en 1971. la IYRU (actual </text:span><text:a xlink:type="simple" xlink:href="https://es.wikipedia.org/wiki/Federación_Internacional_de_Vela" text:style-name="Internet_20_link" text:visited-style-name="Visited_20_Internet_20_Link"><text:span text:style-name="T3">ISAF</text:span></text:a><text:span text:style-name="T3">) reconoció la clase como clase internacional en 1974. En los años 1980, </text:span><text:span text:style-name="T4">LaserPerformance</text:span><text:span text:style-name="T3"> sacó al mercado el aparejo Laser Radial para personas con menor peso y capacidad física, que se hizo muy popular enseguida, especialmente entre las mujeres. Debido a este éxito, </text:span><text:span text:style-name="T4">LaserPerformance</text:span><text:span text:style-name="T3"> desarrolló el aparejo Laser 4.7 en el </text:span><text:a xlink:type="simple" xlink:href="https://es.wikipedia.org/wiki/Reino_Unido" text:style-name="Internet_20_link" text:visited-style-name="Visited_20_Internet_20_Link"><text:span text:style-name="T3">Reino Unido</text:span></text:a><text:span text:style-name="T3"> para deportistas jóvenes en 1989. Se convirtió en clase olímpica en </text:span><text:a xlink:type="simple" xlink:href="https://es.wikipedia.org/wiki/Anexo:Vela_en_los_Juegos_Olímpicos_de_Atlanta_1996" text:style-name="Internet_20_link" text:visited-style-name="Visited_20_Internet_20_Link"><text:span text:style-name="T3">los Juegos Olímpicos de Atlanta 1996</text:span></text:a><text:span text:style-name="T3">, sustituyendo a la clase </text:span><text:a xlink:type="simple" xlink:href="https://es.wikipedia.org/wiki/Flying_Dutchman" text:style-name="Internet_20_link" text:visited-style-name="Visited_20_Internet_20_Link"><text:span text:style-name="T3">Flying Dutchman</text:span></text:a><text:span text:style-name="T3">. El primer oro olímpico fue para </text:span><text:a xlink:type="simple" xlink:href="https://es.wikipedia.org/wiki/Robert_Scheidt" text:style-name="Internet_20_link" text:visited-style-name="Visited_20_Internet_20_Link"><text:span text:style-name="T3">Robert Scheidt</text:span></text:a><text:span text:style-name="T3">, que mantuvo un duelo histórico con el medalla de plata, </text:span><text:a xlink:type="simple" xlink:href="https://es.wikipedia.org/wiki/Ben_Ainslie" text:style-name="Internet_20_link" text:visited-style-name="Visited_20_Internet_20_Link"><text:span text:style-name="T3">Ben Ainslie</text:span></text:a><text:span text:style-name="T3">. En los </text:span><text:a xlink:type="simple" xlink:href="https://es.wikipedia.org/wiki/Anexo:Vela_en_los_Juegos_Olímpicos_de_Pekín_2008" text:style-name="Internet_20_link" text:visited-style-name="Visited_20_Internet_20_Link"><text:span text:style-name="T3">Juegos Olímpicos de Pekín 2008</text:span></text:a><text:span text:style-name="T3"> se introdujo el Laser Radial como embarcación femenina en sustitución de la clase </text:span><text:a xlink:type="simple" xlink:href="https://es.wikipedia.org/wiki/Europe_(vela)" text:style-name="Internet_20_link" text:visited-style-name="Visited_20_Internet_20_Link"><text:span text:style-name="T3">Europe</text:span></text:a><text:span text:style-name="T3">, siendo el primer oro para </text:span><text:a xlink:type="simple" xlink:href="https://es.wikipedia.org/wiki/Anna_Tunnicliffe" text:style-name="Internet_20_link" text:visited-style-name="Visited_20_Internet_20_Link"><text:span text:style-name="T3">Anna Tunnicliffe</text:span></text:a><text:span text:style-name="T3"> y la primera plata para </text:span><text:a xlink:type="simple" xlink:href="https://es.wikipedia.org/wiki/Gintarė_Volungevičiūtė" text:style-name="Internet_20_link" text:visited-style-name="Visited_20_Internet_20_Link"><text:span text:style-name="T3">Gintarė Volungevičiūtė</text:span></text:a><text:span text:style-name="T3">. </text:span></text:p>
      <text:p text:style-name="Text_20_body"><text:span text:style-name="T3">En la actualidad es la embarcación de un solo tripulante más extendida en el mundo, después del </text:span><text:a xlink:type="simple" xlink:href="https://es.wikipedia.org/wiki/Optimist" text:style-name="Internet_20_link" text:visited-style-name="Visited_20_Internet_20_Link"><text:span text:style-name="T3">Optimist</text:span></text:a><text:span text:style-name="T3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../../../Downloads/Laser_Standard_160588_01.jpg" xlink:type="simple" xlink:actuate="onLoad" style:position="center center" style:repeat="no-repeat" style:filter-name="&lt;Todos los formatos&gt;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s Jose</meta:initial-creator>
    <meta:creation-date>2024-12-11T21:11:00.09</meta:creation-date>
    <meta:document-statistic meta:table-count="0" meta:image-count="0" meta:object-count="0" meta:page-count="1" meta:paragraph-count="4" meta:word-count="265" meta:character-count="1613"/>
    <dc:date>2024-12-11T21:23:24.87</dc:date>
    <dc:creator>Aris Jose</dc:creator>
    <meta:editing-duration>PT12M24S</meta:editing-duration>
    <meta:editing-cycles>1</meta:editing-cycles>
    <meta:generator>OpenOffice/4.1.15$Win32 OpenOffice.org_project/4115m2$Build-9813</meta:generator>
  </office:meta>
</office:document-meta>
</file>